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0% 100%" fo:font-size="18pt" style:font-size-asian="18pt" style:font-size-complex="18pt"/>
    </style:style>
    <style:style style:name="T2" style:family="text">
      <style:text-properties style:text-position="sub 85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4cm" svg:height="3.22cm" svg:x="2.94cm" svg:y="1.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4cm" svg:height="3.22cm" svg:x="6.44cm" svg:y="1.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8cm" svg:height="3.22cm" svg:x="8.14cm" svg:y="1.6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774cm" svg:height="1.036cm" svg:x="3.53cm" svg:y="1.74cm">
          <draw:text-box>
            <text:p><text:span text:style-name="T1">n</text:span><text:span text:style-name="T2">0 </text:span><text:span text:style-name="T1">=1</text:span><text:span text:style-name="T2"> <text:s text:c="11"/></text:span><text:span text:style-name="T1">n</text:span><text:span text:style-name="T2">1 <text:s text:c="13"/></text:span><text:span text:style-name="T1">n</text:span><text:span text:style-name="T2">2 <text:s text:c="3"/></text:span></text:p>
          </draw:text-box>
        </draw:frame>
        <draw:line draw:style-name="gr5" draw:text-style-name="P1" draw:layer="layout" svg:x1="6.45cm" svg:y1="4.69cm" svg:x2="8.14cm" svg:y2="4.69cm">
          <text:p text:style-name="P1"/>
        </draw:line>
        <draw:frame draw:style-name="gr4" draw:layer="layout" svg:width="0.853cm" svg:height="0.962cm" svg:x="6.91cm" svg:y="3.97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33cm" fo:margin-bottom="24.492cm" fo:margin-left="2.684cm" fo:margin-right="8.48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inek </meta:initial-creator>
    <meta:creation-date>2016-07-26T16:36:53.478257746</meta:creation-date>
    <dc:date>2016-07-26T16:42:27.007673164</dc:date>
    <dc:creator>cinek </dc:creator>
    <meta:editing-duration>P0D</meta:editing-duration>
    <meta:editing-cycles>1</meta:editing-cycles>
    <meta:document-statistic meta:object-count="6"/>
    <meta:generator>LibreOffice/4.2.8.2$Linux_X86_64 LibreOffice_project/420m0$Build-2</meta:generator>
  </office:meta>
</office:document-meta>
</file>